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ll ml models</text:p>
      <text:p text:style-name="Standard"/>
      <text:p text:style-name="Standard">supervised learning </text:p>
      <text:p text:style-name="Standard">regression model</text:p>
      <text:p text:style-name="Standard">1) linear regression ( finding a line that fits the data) </text:p>
      <text:p text:style-name="Standard">a) multiple linear: finding a plain line of best fit. ( multiple independent) </text:p>
      <text:p text:style-name="Standard">b) polynomial: finding a best curve of best fit. </text:p>
      <text:p text:style-name="Standard"/>
      <text:p text:style-name="Standard">2) decision tree: more nodes i have better the model will be as it predict better. </text:p>
      <text:p text:style-name="Standard"/>
      <text:p text:style-name="Standard">3) random forest: ensemble learning techniques that are based on multiple decision trees. </text:p>
      <text:p text:style-name="Standard">so create multiple decision tree and find the most frequent outcome from those decison trees and choos e that. </text:p>
      <text:p text:style-name="Standard"/>
      <text:p text:style-name="Standard">4) neural network: </text:p>
      <text:p text:style-name="Standard"/>
      <text:p text:style-name="Standard">classification model :</text:p>
      <text:p text:style-name="Standard">output is discrete:</text:p>
      <text:p text:style-name="Standard">1) logistic regression: output values can be only between 0 and 1</text:p>
      <text:p text:style-name="Standard">2) support vector machine</text:p>
      <text:p text:style-name="Standard">3) naive bayes: </text:p>
      <text:p text:style-name="Standard">4) decision tree, random forest and neural network ( output is discrete rather than continuous) </text:p>
      <text:p text:style-name="Standard"/>
      <text:p text:style-name="Standard"/>
      <text:p text:style-name="Standard">UNSUPERVISED MODEL: </text:p>
      <text:p text:style-name="Standard">Used to find patterns without labelled outcome. </text:p>
      <text:p text:style-name="Standard">1) Clustering: grouping of data points based on similar characteristics ( correlation to similar features) </text:p>
      <text:p text:style-name="Standard">a) K-means</text:p>
      <text:p text:style-name="Standard">b) DBScan</text:p>
      <text:p text:style-name="Standard"/>
      <text:p text:style-name="Standard">2) Dimentionality reduction: process of reducing the dimension of feature set. (feture elimination and feature extraction) </text:p>
      <text:p text:style-name="Standard">PCA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3S</meta:editing-duration>
    <meta:editing-cycles>3</meta:editing-cycles>
    <meta:generator>OpenOffice/4.1.7$Win32 OpenOffice.org_project/417m1$Build-9800</meta:generator>
    <dc:date>2023-10-03T21:57:10.83</dc:date>
    <meta:document-statistic meta:table-count="0" meta:image-count="0" meta:object-count="0" meta:page-count="1" meta:paragraph-count="23" meta:word-count="176" meta:character-count="1101"/>
    <meta:user-defined meta:name="Info 1"/>
    <meta:user-defined meta:name="Info 2"/>
    <meta:user-defined meta:name="Info 3"/>
    <meta:user-defined meta:name="Info 4"/>
  </office:meta>
</office:document-meta>
</file>